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3.7cm" fo:margin-left="0.109cm" fo:margin-right="0.09cm" table:align="margins"/>
    </style:style>
    <style:style style:name="Table2.A" style:family="table-column">
      <style:table-column-properties style:column-width="1.279cm" style:rel-column-width="725*"/>
    </style:style>
    <style:style style:name="Table2.B" style:family="table-column">
      <style:table-column-properties style:column-width="7.784cm" style:rel-column-width="4413*"/>
    </style:style>
    <style:style style:name="Table2.C" style:family="table-column">
      <style:table-column-properties style:column-width="1.774cm" style:rel-column-width="1006*"/>
    </style:style>
    <style:style style:name="Table2.D" style:family="table-column">
      <style:table-column-properties style:column-width="2.863cm" style:rel-column-width="162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3.7cm" fo:margin-left="0.09cm" fo:margin-right="0.109cm" table:align="margins" style:shadow="none"/>
    </style:style>
    <style:style style:name="Table1.A" style:family="table-column">
      <style:table-column-properties style:column-width="7.301cm" style:rel-column-width="4139*"/>
    </style:style>
    <style:style style:name="Table1.B" style:family="table-column">
      <style:table-column-properties style:column-width="6.399cm" style:rel-column-width="3628*"/>
    </style:style>
    <style:style style:name="Tab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officeooo:paragraph-rsid="00112251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officeooo:paragraph-rsid="00112251"/>
    </style:style>
    <style:style style:name="P4" style:family="paragraph" style:parent-style-name="Table_20_Contents">
      <style:text-properties style:use-window-font-color="true" officeooo:rsid="0015b15c" officeooo:paragraph-rsid="0015b15c"/>
    </style:style>
    <style:style style:name="P5" style:family="paragraph" style:parent-style-name="Table_20_Contents">
      <style:text-properties style:use-window-font-color="true" fo:font-size="8pt" officeooo:rsid="0015b15c" officeooo:paragraph-rsid="0015b15c" style:font-size-asian="8pt" style:font-size-complex="8pt"/>
    </style:style>
    <style:style style:name="P6" style:family="paragraph" style:parent-style-name="Table_20_Contents">
      <style:text-properties style:use-window-font-color="true" officeooo:paragraph-rsid="0004de17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fo:font-weight="bold" officeooo:paragraph-rsid="0011225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fo:font-weight="bold" officeooo:rsid="0007c1c7" officeooo:paragraph-rsid="0011225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officeooo:paragraph-rsid="00112251"/>
    </style:style>
    <style:style style:name="P11" style:family="paragraph" style:parent-style-name="Table_20_Contents">
      <style:text-properties style:use-window-font-color="true" officeooo:paragraph-rsid="00112251"/>
    </style:style>
    <style:style style:name="P12" style:family="paragraph" style:parent-style-name="Footer">
      <style:text-properties officeooo:rsid="0004de17" officeooo:paragraph-rsid="0014f556"/>
    </style:style>
    <style:style style:name="T1" style:family="text">
      <style:text-properties officeooo:rsid="0004de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41a62"/>
    </style:style>
    <style:style style:name="T4" style:family="text">
      <style:text-properties fo:color="#ffffff" officeooo:rsid="0004de17"/>
    </style:style>
    <style:style style:name="T5" style:family="text">
      <style:text-properties fo:color="#ffffff" officeooo:rsid="00241a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1">Fecha: </text:span><text:span text:style-name="T1"><text:text-input text:description="&lt;o.date_invoice&gt;">Fecha Factura</text:text-input></text:span></text:p>
          </table:table-cell>
          <table:table-cell table:style-name="Table1.B1" office:value-type="string">
            <text:p text:style-name="P6"><text:span text:style-name="T1">RUC. / C.I.:</text:span><text:span text:style-name="T1"> </text:span><text:span text:style-name="T1"><text:text-input text:description="&lt;o.partner_id.ref&gt;">CED/RUC</text:text-input></text:span></text:p>
          </table:table-cell>
        </table:table-row>
        <table:table-row>
          <table:table-cell table:style-name="Table1.A2" table:number-columns-spanned="2" office:value-type="string">
            <text:p text:style-name="P6"><text:span text:style-name="T1">Sr..</text:span><text:span text:style-name="T3">(es)</text:span><text:span text:style-name="T1">: </text:span><text:span text:style-name="T1"><text:text-input text:description="&lt;o.partner_id.name&gt;">Nombre de Cliente</text:text-input></text:span></text:p>
          </table:table-cell>
          <table:covered-table-cell/>
        </table:table-row>
        <table:table-row>
          <table:table-cell table:style-name="Table1.A3" office:value-type="string">
            <text:p text:style-name="P6"><text:span text:style-name="T1">Dirección:</text:span><text:span text:style-name="T1"> </text:span><text:span text:style-name="T1"><text:text-input text:description="&lt;o.address_invoice_id.street&gt;">Dirección</text:text-input></text:span></text:p>
          </table:table-cell>
          <table:table-cell table:style-name="Table1.A2" office:value-type="string">
            <text:p text:style-name="P6"><text:span text:style-name="T1">Telf.:</text:span><text:span text:style-name="T1"> <text:s text:c="25"/></text:span><text:span text:style-name="T1"><text:text-input text:description="&lt;o.address_invoice_id.phone&gt;">Teléfono</text:text-input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ant.</text:p>
          </table:table-cell>
          <table:table-cell table:style-name="Table2.A1" office:value-type="string">
            <text:p text:style-name="P8">Descripción</text:p>
          </table:table-cell>
          <table:table-cell table:style-name="Table2.A1" office:value-type="string">
            <text:p text:style-name="P8">P.Unit.</text:p>
          </table:table-cell>
          <table:table-cell table:style-name="Table2.D1" office:value-type="string">
            <text:p text:style-name="P8">V.Total</text:p>
          </table:table-cell>
        </table:table-row>
        <table:table-row>
          <table:table-cell table:style-name="Table2.A2" table:number-columns-spanned="4" office:value-type="string">
            <text:p text:style-name="P7"><text:text-input text:description="&lt;for each=&quot;lines in o.invoice_line&quot;&gt;">For lines in invoice_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<text:text-input text:description="&lt;lines.quantity&gt;">Cantidad</text:text-input></text:p>
          </table:table-cell>
          <table:table-cell table:style-name="Table2.A3" office:value-type="string">
            <text:p text:style-name="P11"><text:text-input text:description="&lt;lines.product_id.name&gt;">Nombre del Producto</text:text-input></text:p>
            <text:p text:style-name="P11"><text:s text:c="5"/><text:span text:style-name="T2"><text:text-input text:description="&lt;lines.note&gt;">Notas</text:text-input></text:span></text:p>
          </table:table-cell>
          <table:table-cell table:style-name="Table2.A3" office:value-type="string">
            <text:p text:style-name="P10"><text:text-input text:description="&lt;lines.price_unit&gt;">Precio Unitario</text:text-input></text:p>
          </table:table-cell>
          <table:table-cell table:style-name="Table2.A2" office:value-type="string">
            <text:p text:style-name="P10"><text:text-input text:description="&lt;lines.price_subtotal&gt;">Subtotal</text:text-input></text:p>
          </table:table-cell>
        </table:table-row>
        <table:table-row>
          <table:table-cell table:style-name="Table2.A2" table:number-columns-spanned="4" office:value-type="string">
            <text:p text:style-name="P11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ie" style:family="table">
      <style:table-properties style:width="13.709cm" fo:margin-left="0.101cm" fo:margin-right="0.09cm" table:align="margins"/>
    </style:style>
    <style:style style:name="pie.A" style:family="table-column">
      <style:table-column-properties style:column-width="9.07cm" style:rel-column-width="5139*"/>
    </style:style>
    <style:style style:name="pie.B" style:family="table-column">
      <style:table-column-properties style:column-width="1.774cm" style:rel-column-width="1005*"/>
    </style:style>
    <style:style style:name="pie.C" style:family="table-column">
      <style:table-column-properties style:column-width="2.865cm" style:rel-column-width="1623*"/>
    </style:style>
    <style:style style:name="pi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e.C1" style:family="table-cell">
      <style:table-cell-properties fo:padding="0.097cm" fo:border="0.002cm solid #000000"/>
    </style:style>
    <style:style style:name="pie.A2" style:family="table-cell">
      <style:table-cell-properties fo:padding="0.097cm" fo:border-left="0.002cm solid #000000" fo:border-right="none" fo:border-top="none" fo:border-bottom="0.002cm solid #000000"/>
    </style:style>
    <style:style style:name="pi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use-window-font-color="true" officeooo:rsid="0015b15c" officeooo:paragraph-rsid="0015b15c"/>
    </style:style>
    <style:style style:name="MP2" style:family="paragraph" style:parent-style-name="Table_20_Contents">
      <style:text-properties style:use-window-font-color="true" fo:font-size="8pt" officeooo:rsid="0015b15c" officeooo:paragraph-rsid="0015b15c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/>
    </style:style>
    <style:style style:name="MP4" style:family="paragraph" style:parent-style-name="Standard">
      <style:text-properties style:use-window-font-color="true"/>
    </style:style>
    <style:style style:name="MP5" style:family="paragraph" style:parent-style-name="Footer">
      <style:text-properties officeooo:rsid="0004de17" officeooo:paragraph-rsid="0014f556"/>
    </style:style>
    <style:page-layout style:name="Mpm1">
      <style:page-layout-properties fo:page-width="15.9cm" fo:page-height="21.999cm" style:num-format="1" style:print-orientation="portrait" fo:margin-top="1.199cm" fo:margin-bottom="1.199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3cm" fo:margin-left="0cm" fo:margin-right="0cm" fo:margin-bottom="0cm" style:dynamic-spacing="false"/>
      </style:header-style>
      <style:footer-style>
        <style:header-footer-properties svg:height="3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pie" table:style-name="pie">
          <table:table-column table:style-name="pie.A"/>
          <table:table-column table:style-name="pie.B"/>
          <table:table-column table:style-name="pie.C"/>
          <table:table-row>
            <table:table-cell table:style-name="pie.A1" table:number-rows-spanned="4" office:value-type="string">
              <text:p text:style-name="MP1">Son: </text:p>
              <text:p text:style-name="MP1"/>
            </table:table-cell>
            <table:table-cell table:style-name="pie.A1" office:value-type="string">
              <text:p text:style-name="MP2">Sub-Total 12%</text:p>
            </table:table-cell>
            <table:table-cell table:style-name="pie.C1" office:value-type="string">
              <text:p text:style-name="MP3"><text:text-input text:description="&lt;o.amount_untaxed&gt;">TSI</text:text-input></text:p>
            </table:table-cell>
          </table:table-row>
          <table:table-row>
            <table:covered-table-cell/>
            <table:table-cell table:style-name="pie.A2" office:value-type="string">
              <text:p text:style-name="MP2">Sub-Total 0%</text:p>
            </table:table-cell>
            <table:table-cell table:style-name="pie.C2" office:value-type="string">
              <text:p text:style-name="MP3"/>
            </table:table-cell>
          </table:table-row>
          <table:table-row>
            <table:covered-table-cell/>
            <table:table-cell table:style-name="pie.A2" office:value-type="string">
              <text:p text:style-name="MP2">I.V.A. 12%</text:p>
            </table:table-cell>
            <table:table-cell table:style-name="pie.C2" office:value-type="string">
              <text:p text:style-name="MP3"><text:text-input text:description="&lt;o.amount_tax&gt;">Impuestos</text:text-input></text:p>
            </table:table-cell>
          </table:table-row>
          <table:table-row>
            <table:covered-table-cell/>
            <table:table-cell table:style-name="pie.A2" office:value-type="string">
              <text:p text:style-name="MP2">Total $</text:p>
            </table:table-cell>
            <table:table-cell table:style-name="pie.C2" office:value-type="string">
              <text:p text:style-name="MP3"><text:text-input text:description="&lt;o.amount_total&gt;">Total</text:text-inpu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3-29T10:43:34</meta:creation-date>
    <dc:date>2011-03-29T14:33:09</dc:date>
    <dc:creator>Christopher Ormaza</dc:creator>
    <meta:editing-duration>PT03H15M31S</meta:editing-duration>
    <meta:editing-cycles>40</meta:editing-cycles>
    <meta:generator>OpenOffice.org/3.2$Linux OpenOffice.org_project/320m19$Build-9505</meta:generator>
    <meta:document-statistic meta:table-count="3" meta:image-count="0" meta:object-count="0" meta:page-count="1" meta:paragraph-count="24" meta:word-count="45" meta:character-count="313"/>
  </office:meta>
</office:document-meta>
</file>